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8000" draw:fill-color="#ffff00" draw:textarea-horizontal-align="justify" draw:textarea-vertical-align="middle" draw:auto-grow-height="false" fo:min-height="6.182cm" fo:min-width="5.932cm"/>
    </style:style>
    <style:style style:name="gr2" style:family="graphic" style:parent-style-name="standard">
      <style:graphic-properties draw:stroke="solid" svg:stroke-color="#ffff00" draw:fill-color="#ffff00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solid" svg:stroke-color="#ffff00" draw:fill-color="#ffff00" draw:textarea-horizontal-align="justify" draw:textarea-vertical-align="middle" draw:auto-grow-height="false" fo:min-height="0.1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solid" svg:stroke-color="#ffff00" draw:fill-color="#ffff00" draw:textarea-horizontal-align="justify" draw:textarea-vertical-align="middle" draw:auto-grow-height="false" fo:min-height="0.125cm" fo:min-width="0cm"/>
      <style:paragraph-properties style:writing-mode="lr-tb"/>
    </style:style>
    <style:style style:name="gr6" style:family="graphic" style:parent-style-name="standard">
      <style:graphic-properties draw:stroke="solid" svg:stroke-color="#ffff00" draw:fill-color="#ffff00" draw:textarea-horizontal-align="justify" draw:textarea-vertical-align="middle" draw:auto-grow-height="false" fo:min-height="0.15cm" fo:min-width="0cm"/>
      <style:paragraph-properties style:writing-mode="lr-tb"/>
    </style:style>
    <style:style style:name="gr7" style:family="graphic" style:parent-style-name="standard">
      <style:graphic-properties draw:stroke="none" draw:fill-color="#ffbf00" draw:textarea-horizontal-align="justify" draw:textarea-vertical-align="middle" draw:auto-grow-height="false" fo:min-height="0.119cm" fo:min-width="0cm"/>
      <style:paragraph-properties style:writing-mode="lr-tb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style:text-properties fo:color="#ffbf00"/>
    </style:style>
    <style:style style:name="P3" style:family="paragraph">
      <loext:graphic-properties draw:fill="none" draw:fill-color="#ffffff"/>
      <style:text-properties fo:color="#ffbf00" style:font-name="Liberation Mono" fo:font-size="80pt" style:font-size-asian="80pt" style:font-size-complex="80pt"/>
    </style:style>
    <style:style style:name="P4" style:family="paragraph">
      <style:text-properties fo:color="#ffbf00" fo:font-weight="bold"/>
    </style:style>
    <style:style style:name="P5" style:family="paragraph">
      <loext:graphic-properties draw:fill="none" draw:fill-color="#ffffff"/>
      <style:text-properties fo:color="#ffbf00" fo:font-size="54pt" fo:font-weight="bold" style:font-size-asian="54pt" style:font-size-complex="54pt"/>
    </style:style>
    <style:style style:name="P6" style:family="paragraph">
      <loext:graphic-properties draw:fill-color="#ffbf00"/>
      <style:paragraph-properties fo:text-align="center"/>
    </style:style>
    <style:style style:name="T1" style:family="text">
      <style:text-properties fo:color="#ffbf00" style:font-name="Liberation Mono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bf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94cm" svg:height="9.094cm" svg:x="1.782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7cm" svg:height="1.201cm" draw:transform="rotate (-1.5707963267949) translate (12.626cm 5.7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767cm" svg:height="1.202cm" svg:x="6.009cm" svg:y="0.0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5.582cm" svg:height="3.448cm" svg:x="4.595cm" svg:y="4.973cm">
          <draw:text-box>
            <text:p text:style-name="P2"><text:span text:style-name="T1">U</text:span><text:span text:style-name="T1"> </text:span><text:span text:style-name="T1">U</text:span></text:p>
          </draw:text-box>
        </draw:frame>
        <draw:custom-shape draw:style-name="gr2" draw:text-style-name="P1" draw:layer="layout" svg:width="0.766cm" svg:height="1.201cm" draw:transform="rotate (1.5707963267949) translate (0.099cm 6.76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66cm" svg:height="1.201cm" draw:transform="rotate (-3.14159265358979) translate (6.737cm 12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766cm" svg:height="1.203cm" draw:transform="rotate (-2.32285870147925) translate (12.075cm 11.5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767cm" svg:height="1.203cm" draw:transform="skewX (-0.000872664625997192) rotate (-0.816115958232549) translate (11.266cm 1.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18cm" svg:height="1.125cm" draw:transform="rotate (0.718726585971266) translate (0.466cm 1.3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8cm" svg:height="1.201cm" draw:transform="skewX (-0.000872664625997124) rotate (2.26543736908864) translate (0.972cm 11.9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1.984cm" svg:height="2.376cm" svg:x="6.427cm" svg:y="6.254cm">
          <draw:text-box>
            <text:p text:style-name="P4"><text:span text:style-name="T2">w</text:span></text:p>
          </draw:text-box>
        </draw:frame>
        <draw:custom-shape draw:style-name="gr7" draw:text-style-name="P6" draw:layer="layout" svg:width="0.521cm" svg:height="0.521cm" svg:x="5.398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21cm" svg:height="0.521cm" svg:x="8.856cm" svg:y="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3:42:00.167648272</meta:creation-date>
    <dc:date>2022-06-12T13:50:52.207835431</dc:date>
    <meta:editing-duration>PT8M53S</meta:editing-duration>
    <meta:editing-cycles>1</meta:editing-cycles>
    <meta:document-statistic meta:object-count="13"/>
    <meta:generator>LibreOffice/6.4.7.2$Linux_X86_64 LibreOffice_project/40$Build-2</meta:generator>
  </office:meta>
</office:document-meta>
</file>